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替换者</text:p>
          </table:table-cell>
          <table:table-cell office:value-type="string" calcext:value-type="string">
            <text:p>用于取代，废弃或取代所描述资源的相关资源。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是以下格式的格式</text:p>
          </table:table-cell>
          <table:table-cell office:value-type="string" calcext:value-type="string">
            <text:p>先前存在的相关资源，与描述的资源基本相同，但采用另一种格式。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属于</text:p>
          </table:table-cell>
          <table:table-cell office:value-type="string" calcext:value-type="string">
            <text:p>所描述资源在物理上或逻辑上包括的相关资源。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被引用</text:p>
          </table:table-cell>
          <table:table-cell office:value-type="string" calcext:value-type="string">
            <text:p>引用，引用或以其他方式指向所述资源的相关资源。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需要者</text:p>
          </table:table-cell>
          <table:table-cell office:value-type="string" calcext:value-type="string">
            <text:p>需要描述资源以支持其功能，交付或一致性的相关资源。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是以下版本的版本</text:p>
          </table:table-cell>
          <table:table-cell office:value-type="string" calcext:value-type="string">
            <text:p>描述的资源是版本，版本或适配的相关资源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具有格式</text:p>
          </table:table-cell>
          <table:table-cell office:value-type="string" calcext:value-type="string">
            <text:p>与预先存在的描述资源基本相同的相关资源，但采用另一种格式。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具有部件</text:p>
          </table:table-cell>
          <table:table-cell office:value-type="string" calcext:value-type="string">
            <text:p>在所描述资源中物理或逻辑包含的相关资源。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具有版本</text:p>
          </table:table-cell>
          <table:table-cell office:value-type="string" calcext:value-type="string">
            <text:p>是描述的资源的版本，版本或适配的相关资源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00-00-00</text:date>, <text:time style:data-style-name="N2" text:time-value="21:43:15.241099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5:11:35.710802059</meta:creation-date>
    <dc:date>2021-03-18T21:44:45.931821557</dc:date>
    <meta:editing-duration>PT2M41S</meta:editing-duration>
    <meta:editing-cycles>2</meta:editing-cycles>
    <meta:generator>LibreOffice/6.4.6.2$Linux_X86_64 LibreOffice_project/40$Build-2</meta:generator>
    <meta:document-statistic meta:table-count="1" meta:cell-count="30" meta:object-count="0"/>
  </office:meta>
</office:document-meta>
</file>